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cm" fo:min-width="3.165cm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2.979cm"/>
    </style:style>
    <style:style style:name="gr3" style:family="graphic" style:parent-style-name="standard">
      <style:graphic-properties draw:textarea-horizontal-align="justify" draw:textarea-vertical-align="middle" draw:auto-grow-height="false" fo:min-height="0.655cm" fo:min-width="2.97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55cm" fo:min-width="5.04cm"/>
    </style:style>
    <style:style style:name="gr6" style:family="graphic" style:parent-style-name="standard">
      <style:graphic-properties draw:textarea-horizontal-align="justify" draw:textarea-vertical-align="middle" draw:auto-grow-height="false" fo:min-height="1.46cm" fo:min-width="3.166cm"/>
    </style:style>
    <style:style style:name="gr7" style:family="graphic" style:parent-style-name="standard">
      <style:graphic-properties draw:textarea-horizontal-align="justify" draw:textarea-vertical-align="middle" draw:auto-grow-height="false" fo:min-height="2.546cm" fo:min-width="2.14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183cm" svg:height="2.418cm" svg:x="9.322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5.525cm" svg:height="1.438cm" svg:x="9.16cm" svg:y="5.51cm">
          <text:p text:style-name="P1">Pobierz a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525cm" svg:height="1.437cm" svg:x="9.25cm" svg:y="8.307cm">
          <text:p text:style-name="P1">Pobierz b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11.914cm" svg:y1="4.618cm" svg:x2="11.923cm" svg:y2="5.51cm" draw:start-shape="id1" draw:start-glue-point="8" draw:end-shape="id2" draw:end-glue-point="5" svg:d="M11914 4618l9 892" svg:viewBox="0 0 10 893">
          <text:p/>
        </draw:connector>
        <draw:connector draw:style-name="gr4" draw:text-style-name="P2" draw:layer="layout" draw:type="line" svg:x1="11.232cm" svg:y1="6.948cm" svg:x2="12.703cm" svg:y2="8.307cm" draw:start-shape="id2" draw:start-glue-point="7" draw:end-shape="id3" draw:end-glue-point="4" svg:d="M11232 6948l1471 1359" svg:viewBox="0 0 1472 1360">
          <text:p/>
        </draw:connector>
        <draw:custom-shape draw:style-name="gr5" draw:text-style-name="P1" xml:id="id4" draw:id="id4" draw:layer="layout" svg:width="8.798cm" svg:height="2.549cm" svg:x="11.902cm" svg:y="19.032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5.184cm" svg:height="2.418cm" svg:x="8.4cm" svg:y="24.382cm">
          <text:p text:style-name="P1">KONIE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draw:type="line" svg:x1="15.201cm" svg:y1="21.581cm" svg:x2="13.584cm" svg:y2="25.591cm" draw:start-shape="id4" draw:start-glue-point="7" draw:end-shape="id5" svg:d="M15201 21581l-1617 4010" svg:viewBox="0 0 1618 4011">
          <text:p/>
        </draw:connector>
        <draw:custom-shape draw:style-name="gr7" draw:text-style-name="P1" xml:id="id6" draw:id="id6" draw:layer="layout" svg:width="5.297cm" svg:height="5.592cm" svg:x="8.849cm" svg:y="12.447cm">
          <text:p text:style-name="P1">a&gt;b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2" draw:layer="layout" draw:type="line" svg:x1="11.322cm" svg:y1="9.744cm" svg:x2="11.498cm" svg:y2="12.447cm" draw:start-shape="id3" draw:start-glue-point="7" draw:end-shape="id6" draw:end-glue-point="4" svg:d="M11322 9744l176 2703" svg:viewBox="0 0 177 2704">
          <text:p/>
        </draw:connector>
        <draw:connector draw:style-name="gr8" draw:text-style-name="P2" draw:layer="layout" svg:x1="14.146cm" svg:y1="15.243cm" svg:x2="17.401cm" svg:y2="19.032cm" draw:start-shape="id6" draw:start-glue-point="7" draw:end-shape="id4" draw:end-glue-point="4" svg:d="M14146 15243h3255v3789" svg:viewBox="0 0 3256 3790">
          <text:p text:style-name="P1">PRAWDA</text:p>
        </draw:connector>
        <draw:custom-shape draw:style-name="gr5" draw:text-style-name="P1" xml:id="id7" draw:id="id7" draw:layer="layout" svg:width="8.798cm" svg:height="2.549cm" svg:x="0.5cm" svg:y="19.125cm">
          <text:p text:style-name="P1">Druku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8.849cm" svg:y1="15.243cm" svg:x2="4.899cm" svg:y2="19.125cm" draw:start-shape="id6" draw:start-glue-point="5" draw:end-shape="id7" svg:d="M8849 15243h-3950v3882" svg:viewBox="0 0 3951 3883">
          <text:p text:style-name="P1">NIEPRAWDA</text:p>
        </draw:connector>
        <draw:connector draw:style-name="gr4" draw:text-style-name="P2" draw:layer="layout" draw:type="line" svg:x1="4.899cm" svg:y1="21.674cm" svg:x2="8.4cm" svg:y2="25.591cm" draw:start-shape="id7" draw:start-glue-point="8" draw:end-shape="id5" svg:d="M4899 21674l3501 3917" svg:viewBox="0 0 3502 39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4:39.157018056</meta:creation-date>
    <dc:date>2019-10-31T12:33:26.991516579</dc:date>
    <meta:editing-duration>PT7M40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